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1.2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6"/>
        <table:table-column table:style-name="co4" table:default-cell-style-name="ce16"/>
        <table:table-column table:style-name="co5" table:default-cell-style-name="ce18"/>
        <table:table-column table:style-name="co1" table:default-cell-style-name="ce15"/>
        <table:table-column table:style-name="co2" table:default-cell-style-name="ce15"/>
        <table:table-column table:style-name="co6" table:default-cell-style-name="ce16"/>
        <table:table-column table:style-name="co4" table:default-cell-style-name="ce16"/>
        <table:table-row table:style-name="ro1">
          <table:table-cell table:style-name="ce13" office:value-type="string" calcext:value-type="string">
            <text:p>MARIKINA ORTHOPEDIC SPECIALTY CLINIC</text:p>
          </table:table-cell>
          <table:table-cell table:style-name="Default" table:number-columns-repeated="4"/>
          <table:table-cell table:style-name="ce13" office:value-type="string" calcext:value-type="string">
            <text:p>MARIKINA ORTHOPEDIC SPECIALTY CLINIC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X-RAY PRICE LIST (EFFECTIVE: 2020-09-01)</text:p>
          </table:table-cell>
          <table:table-cell table:style-name="Default" table:number-columns-repeated="4"/>
          <table:table-cell table:style-name="ce14" office:value-type="string" calcext:value-type="string">
            <text:p>X-RAY PRICE LIST (EFFECTIVE: 2020-09-01)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</table:table-row>
        <table:table-row table:style-name="ro4"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17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17" office:value-type="string" calcext:value-type="string">
            <text:p>ALREADY</text:p>
            <text:p>DISCOUNTED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17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17" office:value-type="string" calcext:value-type="string">
            <text:p>ALREADY</text:p>
            <text:p>DISCOUNTED</text:p>
          </table:table-cell>
        </table:table-row>
        <table:table-row table:style-name="ro2"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5">
          <table:table-cell office:value-type="string" calcext:value-type="string">
            <text:p>LUMBO-SACRAL </text:p>
            <text:p>TO LOWER THORACIC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 </text:p>
            <text:p>TO LOWER THORACIC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6">
          <table:table-cell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59cm" fo:page-height="27.94cm" fo:margin-top="0.499cm" fo:margin-bottom="0.3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-00-0000</text:date>, <text:time style:data-style-name="N2" text:time-value="14:32:12.781587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0-08-31T14:26:01.957736892</dc:date>
    <meta:editing-duration>PT1H13M18S</meta:editing-duration>
    <meta:editing-cycles>42</meta:editing-cycles>
    <meta:generator>LibreOffice/6.4.5.2$Linux_X86_64 LibreOffice_project/40$Build-2</meta:generator>
    <meta:print-date>2020-08-31T14:24:31.743394035</meta:print-date>
    <meta:document-statistic meta:table-count="1" meta:cell-count="324" meta:object-count="0"/>
  </office:meta>
</office:document-meta>
</file>